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FreeSans1" officeooo:rsid="000cb9df" officeooo:paragraph-rsid="000cb9df"/>
    </style:style>
    <style:style style:name="P2" style:family="paragraph" style:parent-style-name="Standard" style:list-style-name="L1">
      <style:text-properties style:font-name="FreeSans1" style:text-underline-style="none" officeooo:rsid="00120d15" officeooo:paragraph-rsid="00120d15"/>
    </style:style>
    <style:style style:name="P3" style:family="paragraph" style:parent-style-name="Standard" style:list-style-name="L1">
      <style:text-properties style:font-name="FreeSans1" style:text-underline-style="none" officeooo:rsid="0013ba79" officeooo:paragraph-rsid="0013ba79"/>
    </style:style>
    <style:style style:name="P4" style:family="paragraph" style:parent-style-name="Standard" style:list-style-name="L1">
      <style:text-properties style:font-name="FreeSans1" style:text-underline-style="none" officeooo:rsid="00171942" officeooo:paragraph-rsid="00171942"/>
    </style:style>
    <style:style style:name="P5" style:family="paragraph" style:parent-style-name="Standard" style:list-style-name="L1">
      <style:text-properties style:font-name="FreeSans1" style:text-underline-style="none" officeooo:rsid="001ad7ab" officeooo:paragraph-rsid="001ad7ab"/>
    </style:style>
    <style:style style:name="P6" style:family="paragraph" style:parent-style-name="Standard" style:list-style-name="L1">
      <style:text-properties style:font-name="FreeSans1" style:text-underline-style="none" officeooo:rsid="001d8c95" officeooo:paragraph-rsid="001d8c95"/>
    </style:style>
    <style:style style:name="P7" style:family="paragraph" style:parent-style-name="Standard" style:list-style-name="L1">
      <style:text-properties style:font-name="FreeSans1" style:text-underline-style="none" officeooo:rsid="001db98b" officeooo:paragraph-rsid="001db98b"/>
    </style:style>
    <style:style style:name="P8" style:family="paragraph" style:parent-style-name="Standard" style:list-style-name="L1">
      <style:text-properties style:font-name="FreeSans1" style:text-underline-style="none" officeooo:rsid="001eb5c9" officeooo:paragraph-rsid="001eb5c9"/>
    </style:style>
    <style:style style:name="P9" style:family="paragraph" style:parent-style-name="Standard" style:list-style-name="L1">
      <style:text-properties style:font-name="FreeSans1" style:text-underline-style="none" officeooo:rsid="0021e38e" officeooo:paragraph-rsid="0021e38e"/>
    </style:style>
    <style:style style:name="P10" style:family="paragraph" style:parent-style-name="Standard" style:list-style-name="L1">
      <style:text-properties style:font-name="FreeSans1" style:text-underline-style="none" officeooo:rsid="00243b03" officeooo:paragraph-rsid="00243b03"/>
    </style:style>
    <style:style style:name="P11" style:family="paragraph" style:parent-style-name="Standard" style:list-style-name="L1">
      <style:text-properties style:font-name="FreeSans1" style:text-underline-style="none" officeooo:rsid="00260e92" officeooo:paragraph-rsid="00260e92"/>
    </style:style>
    <style:style style:name="P12" style:family="paragraph" style:parent-style-name="Standard" style:list-style-name="L1">
      <style:text-properties style:font-name="FreeSans1" style:text-underline-style="none" officeooo:rsid="002b94e4" officeooo:paragraph-rsid="002b94e4"/>
    </style:style>
    <style:style style:name="P13" style:family="paragraph" style:parent-style-name="Standard" style:list-style-name="L1">
      <style:text-properties style:font-name="FreeSans1" style:text-underline-style="none" officeooo:rsid="002c2294" officeooo:paragraph-rsid="002c2294"/>
    </style:style>
    <style:style style:name="P14" style:family="paragraph" style:parent-style-name="Standard" style:list-style-name="L1">
      <style:text-properties style:font-name="FreeSans1" style:text-underline-style="none" officeooo:rsid="002d598a" officeooo:paragraph-rsid="002d598a"/>
    </style:style>
    <style:style style:name="P15" style:family="paragraph" style:parent-style-name="Standard" style:list-style-name="L1">
      <style:text-properties style:font-name="FreeSans1" style:text-underline-style="none" officeooo:rsid="0030fbfb" officeooo:paragraph-rsid="0030fbfb"/>
    </style:style>
    <style:style style:name="P16" style:family="paragraph" style:parent-style-name="Standard" style:list-style-name="L1">
      <style:text-properties style:font-name="FreeSans1" style:text-underline-style="none" officeooo:rsid="0034231e" officeooo:paragraph-rsid="0034231e"/>
    </style:style>
    <style:style style:name="P17" style:family="paragraph" style:parent-style-name="Standard">
      <style:text-properties style:font-name="FreeSans1" style:text-underline-style="none" officeooo:rsid="0034231e" officeooo:paragraph-rsid="0034231e"/>
    </style:style>
    <style:style style:name="P18" style:family="paragraph" style:parent-style-name="Standard">
      <style:text-properties style:font-name="FreeSans1" style:text-underline-style="none" officeooo:rsid="003710da" officeooo:paragraph-rsid="003710da"/>
    </style:style>
    <style:style style:name="P19" style:family="paragraph" style:parent-style-name="Standard" style:list-style-name="L2">
      <style:text-properties style:font-name="FreeSans1" style:text-underline-style="none" officeooo:rsid="0039b816" officeooo:paragraph-rsid="0039b816"/>
    </style:style>
    <style:style style:name="P20" style:family="paragraph" style:parent-style-name="Standard" style:list-style-name="L2">
      <style:text-properties style:font-name="FreeSans1" style:text-underline-style="none" officeooo:rsid="003d2a58" officeooo:paragraph-rsid="003d2a58"/>
    </style:style>
    <style:style style:name="P21" style:family="paragraph" style:parent-style-name="Standard" style:list-style-name="L2">
      <style:text-properties style:font-name="FreeSans1" style:text-underline-style="none" officeooo:rsid="003eb880" officeooo:paragraph-rsid="003eb880"/>
    </style:style>
    <style:style style:name="P22" style:family="paragraph" style:parent-style-name="Standard" style:list-style-name="L2">
      <style:text-properties style:font-name="FreeSans1" style:text-underline-style="none" officeooo:rsid="003f2493" officeooo:paragraph-rsid="003f2493"/>
    </style:style>
    <style:style style:name="P23" style:family="paragraph" style:parent-style-name="Standard" style:list-style-name="L2">
      <style:text-properties style:font-name="FreeSans1" style:text-underline-style="none" officeooo:rsid="00408c25" officeooo:paragraph-rsid="00408c25"/>
    </style:style>
    <style:style style:name="P24" style:family="paragraph" style:parent-style-name="Standard" style:list-style-name="L2">
      <style:text-properties style:font-name="FreeSans1" style:text-underline-style="none" officeooo:rsid="004158ba" officeooo:paragraph-rsid="004158ba"/>
    </style:style>
    <style:style style:name="P25" style:family="paragraph" style:parent-style-name="Standard" style:list-style-name="L2">
      <style:text-properties style:font-name="FreeSans1" style:text-underline-style="none" officeooo:rsid="00433dd5" officeooo:paragraph-rsid="00433dd5"/>
    </style:style>
    <style:style style:name="P26" style:family="paragraph" style:parent-style-name="Standard" style:list-style-name="L2">
      <style:text-properties style:font-name="FreeSans1" style:text-underline-style="none" officeooo:rsid="0044f858" officeooo:paragraph-rsid="0044f858"/>
    </style:style>
    <style:style style:name="P27" style:family="paragraph" style:parent-style-name="Standard">
      <style:text-properties style:font-name="FreeSans1" style:text-underline-style="none" officeooo:rsid="0044f858" officeooo:paragraph-rsid="0044f858"/>
    </style:style>
    <style:style style:name="P28" style:family="paragraph" style:parent-style-name="Standard">
      <style:text-properties style:font-name="FreeSans1" style:text-underline-style="none" officeooo:rsid="004aa615" officeooo:paragraph-rsid="004aa615"/>
    </style:style>
    <style:style style:name="P29" style:family="paragraph" style:parent-style-name="Standard" style:list-style-name="L3">
      <style:text-properties style:font-name="FreeSans1" style:text-underline-style="none" officeooo:rsid="004d93a6" officeooo:paragraph-rsid="004d93a6"/>
    </style:style>
    <style:style style:name="P30" style:family="paragraph" style:parent-style-name="Standard" style:list-style-name="L3">
      <style:text-properties style:font-name="FreeSans1" style:text-underline-style="none" officeooo:rsid="004f4d47" officeooo:paragraph-rsid="004f4d47"/>
    </style:style>
    <style:style style:name="P31" style:family="paragraph" style:parent-style-name="Standard" style:list-style-name="L3">
      <style:text-properties style:font-name="FreeSans1" style:text-underline-style="none" officeooo:rsid="00526411" officeooo:paragraph-rsid="00526411"/>
    </style:style>
    <style:style style:name="P32" style:family="paragraph" style:parent-style-name="Standard" style:list-style-name="L3">
      <style:text-properties style:font-name="FreeSans1" style:text-underline-style="none" officeooo:rsid="00559669" officeooo:paragraph-rsid="00559669"/>
    </style:style>
    <style:style style:name="T1" style:family="text">
      <style:text-properties officeooo:rsid="0016ee19"/>
    </style:style>
    <style:style style:name="T2" style:family="text">
      <style:text-properties officeooo:rsid="00184a65"/>
    </style:style>
    <style:style style:name="T3" style:family="text">
      <style:text-properties officeooo:rsid="00253c10"/>
    </style:style>
    <style:style style:name="T4" style:family="text">
      <style:text-properties officeooo:rsid="002f7557"/>
    </style:style>
    <style:style style:name="T5" style:family="text">
      <style:text-properties officeooo:rsid="0030d50a"/>
    </style:style>
    <style:style style:name="T6" style:family="text">
      <style:text-properties officeooo:rsid="0031ec80"/>
    </style:style>
    <style:style style:name="T7" style:family="text">
      <style:text-properties officeooo:rsid="0032de92"/>
    </style:style>
    <style:style style:name="T8" style:family="text">
      <style:text-properties officeooo:rsid="003395bd"/>
    </style:style>
    <style:style style:name="T9" style:family="text">
      <style:text-properties officeooo:rsid="0034bb26"/>
    </style:style>
    <style:style style:name="T10" style:family="text">
      <style:text-properties officeooo:rsid="003b50af"/>
    </style:style>
    <style:style style:name="T11" style:family="text">
      <style:text-properties officeooo:rsid="004f001d"/>
    </style:style>
    <style:style style:name="T12" style:family="text">
      <style:text-properties officeooo:rsid="00503ff4"/>
    </style:style>
    <style:style style:name="T13" style:family="text">
      <style:text-properties officeooo:rsid="005362d0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X-ray crystallography</text:p>
      <text:list xml:id="list667136724" text:style-name="L1">
        <text:list-item>
          <text:p text:style-name="P2">Proteins are grown into large crystals</text:p>
        </text:list-item>
        <text:list-item>
          <text:p text:style-name="P3">The crystals are illuminated with intense X-ray <text:span text:style-name="T1">beam</text:span></text:p>
        </text:list-item>
        <text:list-item>
          <text:p text:style-name="P4">X-rays are deflected by electron clouds <text:span text:style-name="T2">surrounding that atoms in the crystal</text:span></text:p>
        </text:list-item>
        <text:list-item>
          <text:p text:style-name="P5">The diffraction pattern can be converted into and electron density map</text:p>
        </text:list-item>
        <text:list-item>
          <text:p text:style-name="P6">Turns this 2D diffraction pattern into 3D molecule requires phase solving</text:p>
        </text:list-item>
        <text:list-item>
          <text:p text:style-name="P7">Phase solving has predominantly two methods:</text:p>
          <text:list>
            <text:list-item>
              <text:p text:style-name="P8">Molecular replacement</text:p>
              <text:list>
                <text:list-item>
                  <text:p text:style-name="P10">Uses homologous protein <text:span text:style-name="T3">structure as template</text:span></text:p>
                </text:list-item>
              </text:list>
            </text:list-item>
            <text:list-item>
              <text:p text:style-name="P9">Multiple isomorphous replacement</text:p>
              <text:list>
                <text:list-item>
                  <text:p text:style-name="P11">Derives phases by comparing electron intensity changers in protein crystals</text:p>
                </text:list-item>
              </text:list>
            </text:list-item>
          </text:list>
        </text:list-item>
        <text:list-item>
          <text:p text:style-name="P12">Once phases are available structures can be solved by modeling</text:p>
        </text:list-item>
        <text:list-item>
          <text:p text:style-name="P13">Quality of final model is measured by R factor</text:p>
        </text:list-item>
        <text:list-item>
          <text:p text:style-name="P14">R factor</text:p>
          <text:list>
            <text:list-item>
              <text:p text:style-name="P14">Expressed as percentage <text:span text:style-name="T4">of difference between theoretucally reproduced </text:span><text:span text:style-name="T5">diffraction data</text:span></text:p>
            </text:list-item>
            <text:list-item>
              <text:p text:style-name="P15">Range from 0.0 <text:span text:style-name="T7">[complete agreement]</text:span> <text:span text:style-name="T6">to 0.59 </text:span><text:span text:style-name="T8">[complete disagreement]</text:span></text:p>
            </text:list-item>
          </text:list>
        </text:list-item>
        <text:list-item>
          <text:p text:style-name="P16">Major limitation is <text:span text:style-name="T9">that suitable crystals of proteins cant be obtained</text:span></text:p>
        </text:list-item>
      </text:list>
      <text:p text:style-name="P17"/>
      <text:p text:style-name="P18">NMR Spectroscopy</text:p>
      <text:list xml:id="list1571882997" text:style-name="L2">
        <text:list-item>
          <text:p text:style-name="P19">NMR spectroscopy detects spinning patterns of atomic <text:span text:style-name="T10">nuclei</text:span></text:p>
        </text:list-item>
        <text:list-item>
          <text:p text:style-name="P20">Samples are labeled with radioisotopes 13C and 15N</text:p>
        </text:list-item>
        <text:list-item>
          <text:p text:style-name="P21">Radio frequency is used to transition between nuclear spin states in magnetic field</text:p>
        </text:list-item>
        <text:list-item>
          <text:p text:style-name="P22">Interactions for spinning isotope pairs produce signal peaks that correlates to the distance between the pair</text:p>
        </text:list-item>
        <text:list-item>
          <text:p text:style-name="P23">Proximity between atoms can be determined by interpreting signals</text:p>
        </text:list-item>
        <text:list-item>
          <text:p text:style-name="P24">NMR determine protein structure in solution which has advantage over crystallization</text:p>
        </text:list-item>
        <text:list-item>
          <text:p text:style-name="P25">Proteins keeps moving in the solution hence 20 to 40 slightly different models are constrcuted to account for the protein movement</text:p>
        </text:list-item>
        <text:list-item>
          <text:p text:style-name="P26">NMR protein size limit is &lt;200 residues</text:p>
        </text:list-item>
      </text:list>
      <text:p text:style-name="P27"/>
      <text:p text:style-name="P28">Cryo electron microscopy</text:p>
      <text:list xml:id="list1826367916" text:style-name="L3">
        <text:list-item>
          <text:p text:style-name="P29">Simila to TEM in principle</text:p>
        </text:list-item>
        <text:list-item>
          <text:p text:style-name="P29">Uses beam of electrons to examine structures <text:span text:style-name="T11">of molecules</text:span></text:p>
        </text:list-item>
        <text:list-item>
          <text:p text:style-name="P30">But protein materials are not compatible with high vacuum conditions <text:span text:style-name="T12">and intense lasers</text:span></text:p>
        </text:list-item>
        <text:list-item>
          <text:p text:style-name="P31">Cryo EM uses frozen samples <text:span text:style-name="T13">and gentler electron beams with sophisticated image processing to produce models</text:span></text:p>
        </text:list-item>
        <text:list-item>
          <text:p text:style-name="P32">The sample is first frozen and the the technique of xray crystallography is used to produce a set of 2D images</text:p>
        </text:list-item>
        <text:list-item>
          <text:p text:style-name="P32">These images are then synthesized into a 3D structure</text:p>
        </text:list-item>
        <text:list-item>
          <text:p text:style-name="P32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6T03:26:06.496548420</meta:creation-date>
    <dc:date>2022-06-16T03:47:27.488896151</dc:date>
    <meta:editing-duration>PT20M53S</meta:editing-duration>
    <meta:editing-cycles>61</meta:editing-cycles>
    <meta:generator>LibreOffice/7.3.4.2$Linux_X86_64 LibreOffice_project/30$Build-2</meta:generator>
    <meta:document-statistic meta:table-count="0" meta:image-count="0" meta:object-count="0" meta:page-count="1" meta:paragraph-count="34" meta:word-count="330" meta:character-count="2020" meta:non-whitespace-character-count="1754"/>
  </office:meta>
</office:document-meta>
</file>